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65%"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style>
    <style:style style:name="P5"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7"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8"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9" style:family="paragraph" style:parent-style-name="Text_20_body" style:list-style-name="L2">
      <style:paragraph-properties fo:margin-top="0in" fo:margin-bottom="0in" loext:contextual-spacing="false" fo:line-height="138%" style:writing-mode="lr-tb"/>
    </style:style>
    <style:style style:name="P10" style:family="paragraph" style:parent-style-name="Text_20_body" style:list-style-name="L4">
      <style:paragraph-properties fo:margin-top="0in" fo:margin-bottom="0in" loext:contextual-spacing="false" fo:line-height="138%" style:writing-mode="lr-tb"/>
    </style:style>
    <style:style style:name="P11"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bold" style:text-blinking="false" fo:background-color="transparent"/>
    </style:style>
    <style:style style:name="P12"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3"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4"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15" style:family="paragraph" style:parent-style-name="Heading_20_3">
      <style:paragraph-properties fo:margin-top="0.222in" fo:margin-bottom="0.0555in" loext:contextual-spacing="false" fo:line-height="138%" fo:text-align="justify" style:justify-single-word="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16" style:family="paragraph" style:parent-style-name="Heading_20_4">
      <style:paragraph-properties fo:margin-top="0.1945in" fo:margin-bottom="0.0555in" loext:contextual-spacing="false" fo:line-height="165%"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Consolas" fo:font-size="10.5pt" fo:font-style="normal" style:text-underline-style="none" fo:font-weight="normal" style:text-blinking="false" fo:background-color="#d9ead3"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666600" style:text-line-through-style="none" style:text-line-through-type="none" style:font-name="Consolas" fo:font-size="10.5pt" fo:font-style="normal" style:text-underline-style="none" fo:font-weight="normal" style:text-blinking="false" fo:background-color="#d9ead3" loext:char-shading-value="0"/>
    </style:style>
    <style:style style:name="T6"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7" style:family="text">
      <style:text-properties fo:background-color="transparent" loext:char-shading-value="0"/>
    </style:style>
    <style:style style:name="T8" style:family="text">
      <style:text-properties fo:font-weight="bold" fo:background-color="transparent" loext:char-shading-value="0"/>
    </style:style>
    <style:style style:name="T9" style:family="text">
      <style:text-properties fo:font-style="italic" fo:font-weight="bold" fo:background-color="transparent" loext:char-shading-value="0"/>
    </style:style>
    <style:style style:name="T10" style:family="text">
      <style:text-properties fo:font-style="italic"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 text:name="docs-internal-guid-4d5377a7-3c96-1377-7052-38ab610f0910"/>Communication</text:h>
      <text:h text:style-name="P16" text:outline-level="4">LOTI.05.010 Robotics</text:h>
      <text:h text:style-name="P16" text:outline-level="4">Spring semester 2015/16</text:h>
      <text:h text:style-name="P16" text:outline-level="4">Practice session 9</text:h>
      <text:p text:style-name="P1">In this lab you will see different ways to send data between computers and robots.</text:p>
      <text:p text:style-name="P3">You will have to show each completed task to the instructors if not stated otherwise. All group members must have the task working. Points for bonus tasks are added to your total points (total for course = exam + project + bonus).</text:p>
      <text:h text:style-name="P13" text:outline-level="2">RF communication</text:h>
      <text:p text:style-name="P2">This task must be done in groups of 3 or 4 people.</text:p>
      <text:p text:style-name="P2">You will need:</text:p>
      <text:list xml:id="list8128474566258616967" text:style-name="L1">
        <text:list-item>
          <text:p text:style-name="P5">1 Raspberry Pi with accessories per person</text:p>
        </text:list-item>
        <text:list-item>
          <text:p text:style-name="P5">1 SRF USB module per person</text:p>
        </text:list-item>
      </text:list>
      <text:h text:style-name="P15" text:outline-level="3">Connecting to Raspberry Pi</text:h>
      <text:p text:style-name="P2">Connect the SRF dongle to your Raspberry Pi USB port. It will appear as a serial port. You can use</text:p>
      <text:p text:style-name="P4"><text:span text:style-name="T1">ls </text:span><text:span text:style-name="T5">/</text:span><text:span text:style-name="T1">dev</text:span><text:span text:style-name="T5">/</text:span><text:span text:style-name="T1">ttyACM*</text:span></text:p>
      <text:p text:style-name="P2">to list all connected SRF serial port devices. If you have connected the dongle you should see an entry. This entry is the device’s address/path in the operating system.</text:p>
      <text:p text:style-name="Text_20_body"/>
      <text:p text:style-name="P4"><text:span text:style-name="T2">To exchange information with the serial port device, you can use the pySerial library. The documentation can be found here: </text:span><text:a xlink:type="simple" xlink:href="https://pythonhosted.org/pyserial/" text:style-name="Internet_20_link" text:visited-style-name="Visited_20_Internet_20_Link"><text:span text:style-name="T6">https://pythonhosted.org/pyserial/</text:span></text:a><text:span text:style-name="T4"> </text:span></text:p>
      <text:p text:style-name="Text_20_body"/>
      <text:p text:style-name="P2">Complete the following tasks:</text:p>
      <text:h text:style-name="P14" text:outline-level="3">Task 1</text:h>
      <text:p text:style-name="P2">Write code that sends some text (like your name) to the SRF module. Run it. You should see the ‘TX’ LED blink on your SRF module.</text:p>
      <text:h text:style-name="P14" text:outline-level="3">Task 2</text:h>
      <text:p text:style-name="P2">Write code that reads everything received by the SRF module and displays it on the screen. Ask one of your groupmates to send something to test it.</text:p>
      <text:h text:style-name="P14" text:outline-level="3"><text:soft-page-break/>Task 3</text:h>
      <text:p text:style-name="P2">In your group, develop a data transmission protocol that complies to the following standards:</text:p>
      <text:list xml:id="list89652326740701765" text:style-name="L2">
        <text:list-item>
          <text:p text:style-name="P6">Each message starts with the character ‘s’ and ends with the character ‘e’</text:p>
        </text:list-item>
        <text:list-item>
          <text:p text:style-name="P6">Each message is a maximum of 44 characters long</text:p>
        </text:list-item>
        <text:list-item>
          <text:p text:style-name="P6">Message will have some sort of identification system so that it can be sent to all the Raspberry Pi-s in your group as well as to individual ones</text:p>
        </text:list-item>
        <text:list-item>
          <text:p text:style-name="P6">Message must contain a checksum (https://en.wikipedia.org/wiki/Checksum)</text:p>
        </text:list-item>
        <text:list-item>
          <text:p text:style-name="P6">Data in packet must be at least 80% useful information</text:p>
          <text:list>
            <text:list-item>
              <text:p text:style-name="P6">Message: start + id + data + checksum + end</text:p>
            </text:list-item>
          </text:list>
        </text:list-item>
        <text:list-item>
          <text:p text:style-name="P6">You must also be able to send the characters ‘s’ and ‘e’ inside your message.</text:p>
        </text:list-item>
        <text:list-item>
          <text:p text:style-name="P9"><text:span text:style-name="T2">You must be able to send all 128 standard ASCII symbols (</text:span><text:a xlink:type="simple" xlink:href="http://www.asciitable.com/" text:style-name="Internet_20_link" text:visited-style-name="Visited_20_Internet_20_Link"><text:span text:style-name="T6">http://www.asciitable.com/</text:span></text:a><text:span text:style-name="T2"> )</text:span></text:p>
        </text:list-item>
      </text:list>
      <text:p text:style-name="P4"><text:span text:style-name="T2">Implement your protocol on your Raspberry Pi-s. Test it by sending a message that contains your name and the IP address of your Raspberry Pi-s WiFi dongle. (This helps: </text:span><text:a xlink:type="simple" xlink:href="http://stackoverflow.com/questions/24196932/how-can-i-get-the-ip-address-of-eth0-in-python" text:style-name="Internet_20_link" text:visited-style-name="Visited_20_Internet_20_Link"><text:span text:style-name="T6">http://stackoverflow.com/questions/24196932/how-can-i-get-the-ip-address-of-eth0-in-python</text:span></text:a><text:span text:style-name="T4"> </text:span><text:span text:style-name="T2">). See if (only) the correct person/people can receive it.</text:span></text:p>
      <text:h text:style-name="P12" text:outline-level="2">Sockets</text:h>
      <text:p text:style-name="P4"><text:span text:style-name="T2">If you are not familiar with the sockets, read the Wikipedia article first: </text:span><text:a xlink:type="simple" xlink:href="https://en.wikipedia.org/wiki/Network_socket" text:style-name="Internet_20_link" text:visited-style-name="Visited_20_Internet_20_Link"><text:span text:style-name="T6">https://en.wikipedia.org/wiki/Network_socket</text:span></text:a><text:span text:style-name="T4"> </text:span><text:span text:style-name="T2">(you do not need to understand it 100%, useful iformation can be found in the first paragraphs).</text:span></text:p>
      <text:p text:style-name="P2">Sockets allow you to connect one or more computers over the internet and exchange data. In this lab you will be sending and receiving strings.</text:p>
      <text:h text:style-name="P14" text:outline-level="3">Task 4</text:h>
      <text:p text:style-name="P2">This task must be completed in groups of three of four.</text:p>
      <text:p text:style-name="P2">One Raspberry Pi is server and others are clients. Server will respond to two commands:</text:p>
      <text:list xml:id="list3184658379536402174" text:style-name="L3">
        <text:list-item>
          <text:p text:style-name="P8"><text:span text:style-name="T8">t=</text:span><text:span text:style-name="T9">cpu_temp_of_client</text:span><text:span text:style-name="T7"> - This stores the CPU temperature of the client in the server</text:span></text:p>
        </text:list-item>
        <text:list-item>
          <text:p text:style-name="P8"><text:span text:style-name="T8">gt </text:span><text:span text:style-name="T9">ip_address_of_device</text:span><text:span text:style-name="T7"> - Return the temperature of the device whose ip is </text:span><text:span text:style-name="T10">ip_address_of_device</text:span></text:p>
        </text:list-item>
      </text:list>
      <text:p text:style-name="P4"><text:span text:style-name="T2">If server receives the first command it stores the temp and responds </text:span><text:span text:style-name="T3">ok</text:span><text:span text:style-name="T2">. If server receives the second command, it checks if requested device has reported its temperature and responds with the temperature or with </text:span><text:span text:style-name="T3">Client has not yet reported its CPU temperature</text:span><text:span text:style-name="T2">. For everything else it responds </text:span><text:span text:style-name="T3">Unknown command</text:span><text:span text:style-name="T2">.</text:span></text:p>
      <text:p text:style-name="P2">You need to write the code for server or client, not both.</text:p>
      <text:p text:style-name="Text_20_body"/>
      <text:p text:style-name="P4"><text:span text:style-name="T2">If you finish the client and want to test it, ask instructors the address of the test server. When you request temperature of client </text:span><text:span text:style-name="T3">1.1.1.1</text:span><text:span text:style-name="T4"> </text:span><text:span text:style-name="T2">you should receive </text:span><text:span text:style-name="T3">10.0</text:span></text:p>
      <text:p text:style-name="Text_20_body"/>
      <text:p text:style-name="P2">Hints:</text:p>
      <text:list xml:id="list1699307689719150911" text:style-name="L4">
        <text:list-item>
          <text:p text:style-name="P10"><text:soft-page-break/><text:a xlink:type="simple" xlink:href="https://docs.python.org/2.7/library/socketserver.html#socketserver-tcpserver-example" text:style-name="Internet_20_link" text:visited-style-name="Visited_20_Internet_20_Link"><text:span text:style-name="T6">https://docs.python.org/2.7/library/socketserver.html#socketserver-tcpserver-example</text:span></text:a></text:p>
        </text:list-item>
        <text:list-item>
          <text:p text:style-name="P10"><text:a xlink:type="simple" xlink:href="https://docs.python.org/2/tutorial/datastructures.html#dictionaries" text:style-name="Internet_20_link" text:visited-style-name="Visited_20_Internet_20_Link"><text:span text:style-name="T6">https://docs.python.org/2/tutorial/datastructures.html#dictionaries</text:span></text:a></text:p>
        </text:list-item>
        <text:list-item>
          <text:p text:style-name="P10"><text:a xlink:type="simple" xlink:href="http://stackoverflow.com/questions/3437059/does-python-have-a-string-contains-substring-method" text:style-name="Internet_20_link" text:visited-style-name="Visited_20_Internet_20_Link"><text:span text:style-name="T6">http://stackoverflow.com/questions/3437059/does-python-have-a-string-contains-substring-method</text:span></text:a></text:p>
        </text:list-item>
        <text:list-item>
          <text:p text:style-name="P10"><text:a xlink:type="simple" xlink:href="https://docs.python.org/2/library/stdtypes.html#str.split" text:style-name="Internet_20_link" text:visited-style-name="Visited_20_Internet_20_Link"><text:span text:style-name="T6">https://docs.python.org/2/library/stdtypes.html#str.split</text:span></text:a></text:p>
        </text:list-item>
        <text:list-item>
          <text:p text:style-name="P10"><text:a xlink:type="simple" xlink:href="http://stackoverflow.com/questions/1602934/check-if-a-given-key-already-exists-in-a-dictionary" text:style-name="Internet_20_link" text:visited-style-name="Visited_20_Internet_20_Link"><text:span text:style-name="T6">http://stackoverflow.com/questions/1602934/check-if-a-given-key-already-exists-in-a-dictionary</text:span></text:a></text:p>
        </text:list-item>
        <text:list-item>
          <text:p text:style-name="P10"><text:a xlink:type="simple" xlink:href="https://www.raspberrypi.org/forums/viewtopic.php?f=32&amp;t=22180" text:style-name="Internet_20_link" text:visited-style-name="Visited_20_Internet_20_Link"><text:span text:style-name="T6">https://www.raspberrypi.org/forums/viewtopic.php?f=32&amp;t=22180</text:span></text:a></text:p>
        </text:list-item>
        <text:list-item>
          <text:p text:style-name="P7">Use port 20000-40000</text:p>
        </text:list-item>
      </text:list>
      <text:h text:style-name="P12" text:outline-level="2">Bonus (+2 pt, individual)</text:h>
      <text:p text:style-name="P2">Connect two or more LCD displays to the Raspberry Pi (using the I2C bus) and show different text on each of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09:09:12.547458977</meta:creation-date>
    <dc:date>2016-04-22T09:09:39.917678122</dc:date>
    <meta:editing-duration>PT27S</meta:editing-duration>
    <meta:editing-cycles>1</meta:editing-cycles>
    <meta:document-statistic meta:table-count="0" meta:image-count="0" meta:object-count="0" meta:page-count="3" meta:paragraph-count="53" meta:word-count="650" meta:character-count="4196" meta:non-whitespace-character-count="3617"/>
    <meta:generator>LibreOffice/5.0.5.2$Linux_X86_64 LibreOffice_project/00m0$Build-2</meta:generator>
  </office:meta>
</office:document-meta>
</file>